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041917" officeooo:paragraph-rsid="00041917"/>
    </style:style>
    <style:style style:name="P2" style:family="paragraph" style:parent-style-name="Standard">
      <style:text-properties officeooo:rsid="00053c75" officeooo:paragraph-rsid="00053c75"/>
    </style:style>
    <style:style style:name="T1" style:family="text">
      <style:text-properties officeooo:rsid="0005d7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rite a two page, double spaced essay on the following:</text:p>
      <text:p text:style-name="P2">Refute the common charge that Global Climate Change is NOT caused by humans. Use scientific data only from the films Warming and Dimming and the lecture. </text:p>
      <text:p text:style-name="P2"/>
      <text:p text:style-name="P2">Global Climate Change is an entity that most humans are unaware or remain ignorant about. Though most humans are aware of the lesser titles of Global Climate Change, Global Warming and Global Dimming. These two elements make a who chemical called Global Climate Change. Though most people refuse to believe what the third element in the chemical equation, human beings. Just as it's title suggest this is a Global phenomenon, <text:span text:style-name="T1">as according to Merriam Webster's definition, “A fact or situation that is observed to exist or happen, especially one whose cause or explanation is in question”. <text:s/>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1917" officeooo:paragraph-rsid="0004191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aron Jones</text:p>
        <text:p text:style-name="MP1">5/29/14</text:p>
        <text:p text:style-name="MP1">Spring Qtr 2014</text:p>
        <text:p text:style-name="MP1">Tech 393</text:p>
        <text:p text:style-name="MP1">Essay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3:34:42.510394102</meta:creation-date>
    <dc:date>2014-05-29T19:16:07.759584636</dc:date>
    <meta:editing-duration>PT1H26M4S</meta:editing-duration>
    <meta:editing-cycles>1</meta:editing-cycles>
    <meta:document-statistic meta:table-count="0" meta:image-count="0" meta:object-count="0" meta:page-count="1" meta:paragraph-count="8" meta:word-count="143" meta:character-count="851" meta:non-whitespace-character-count="714"/>
    <meta:generator>LibreOffice/4.1.3.2$Linux_X86_64 LibreOffice_project/410m0$Build-2</meta:generator>
  </office:meta>
</office:document-meta>
</file>